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0243in" fo:margin-left="-0.0417in" fo:margin-top="0in" fo:margin-bottom="0in" table:align="left"/>
    </style:style>
    <style:style style:name="Table1.A" style:family="table-column">
      <style:table-column-properties style:column-width="1.7292in"/>
    </style:style>
    <style:style style:name="Table1.B" style:family="table-column">
      <style:table-column-properties style:column-width="2.6729in"/>
    </style:style>
    <style:style style:name="Table1.C" style:family="table-column">
      <style:table-column-properties style:column-width="2.7743in"/>
    </style:style>
    <style:style style:name="Table1.D" style:family="table-column">
      <style:table-column-properties style:column-width="2.847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Liberation Mono" fo:font-size="12pt" fo:background-color="transparent" style:font-size-asian="12pt" style:font-size-complex="12pt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Liberation Mono" fo:font-size="12pt" fo:font-weight="normal" fo:background-color="transparent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fo:background-color="transparent" style:font-name-asian="Noto Sans Mono CJK SC" style:font-size-asian="12pt" style:font-style-asian="normal" style:font-weight-asian="normal" style:font-name-complex="Liberation Mono" style:font-size-complex="12pt" style:font-weight-complex="normal" style:text-emphasize="none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fo:background-color="#ffff00" style:font-size-asian="12pt" style:font-style-asian="normal" style:font-weight-asian="bold" style:font-size-complex="12pt" style:font-weight-complex="bold" style:text-emphasize="none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fo:background-color="transparent" style:font-name-asian="Noto Sans Mono CJK SC" style:font-size-asian="12pt" style:font-style-asian="normal" style:font-weight-asian="bold" style:font-name-complex="Liberation Mono" style:font-size-complex="12pt" style:font-weight-complex="bold" style:text-emphasize="non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background-color="transparent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808000" style:font-name="Liberation Mono" fo:font-size="12pt" fo:font-weight="normal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c0c0c0" fo:background-color="transparent"/>
    </style:style>
    <style:style style:name="P9" style:family="paragraph" style:parent-style-name="Standard">
      <style:paragraph-properties fo:text-align="start" style:justify-single-word="false">
        <style:tab-stops/>
      </style:paragraph-properties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officeooo:paragraph-rsid="004e9898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fo:color="#b2b2b2"/>
    </style:style>
    <style:style style:name="P15" style:family="paragraph" style:parent-style-name="Standard">
      <style:text-properties fo:color="#b2b2b2" style:text-outline="false" style:text-line-through-style="none" style:text-line-through-type="none" style:font-name="Liberation Sans1" fo:font-size="12pt" fo:font-style="normal" fo:text-shadow="none" style:text-underline-style="none" fo:font-weight="normal" officeooo:rsid="003ea2a4" officeooo:paragraph-rsid="0044b3c0" style:font-size-asian="12pt" style:font-style-asian="normal" style:font-weight-asian="normal" style:font-size-complex="12pt" style:text-emphasize="none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color="#b2b2b2" fo:font-weight="bold" style:font-weight-asian="bold"/>
    </style:style>
    <style:style style:name="P17" style:family="paragraph" style:parent-style-name="Standard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44b3c0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3ea2a4" officeooo:paragraph-rsid="0044b3c0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fo:color="#000000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color="#000000" fo:font-weight="bold" style:font-weight-asian="bold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color="#000000" fo:font-weight="bold" officeooo:rsid="0048e7c6" officeooo:paragraph-rsid="0048e7c6" style:font-weight-asian="bold" style:font-weight-complex="bold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color="#000000" fo:font-weight="bold" style:font-weight-asian="bold" style:font-weight-complex="bold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fo:color="#000000" fo:font-weight="bold" officeooo:rsid="004ab3d8" officeooo:paragraph-rsid="004ab3d8" style:font-weight-asian="bold" style:font-weight-complex="bold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fo:color="#000000" officeooo:rsid="0048e7c6" officeooo:paragraph-rsid="0048e7c6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fo:color="#000000" fo:font-weight="normal" officeooo:rsid="0048e7c6" officeooo:paragraph-rsid="0048e7c6" style:font-weight-asian="normal" style:font-weight-complex="normal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fo:color="#000000" fo:font-weight="normal" style:font-weight-asian="normal" style:font-weight-complex="normal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fo:color="#000000" fo:font-weight="normal" officeooo:rsid="004ab3d8" officeooo:paragraph-rsid="004ab3d8" style:font-weight-asian="normal" style:font-weight-complex="normal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fo:color="#000000" fo:font-weight="normal" officeooo:rsid="004ab3d8" officeooo:paragraph-rsid="004bea8e" style:font-weight-asian="normal" style:font-weight-complex="normal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fo:color="#000000" fo:font-weight="normal" officeooo:rsid="004bea8e" officeooo:paragraph-rsid="004bea8e" style:font-weight-asian="normal" style:font-weight-complex="normal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color="#000000" officeooo:rsid="004bea8e" officeooo:paragraph-rsid="004bea8e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fo:color="#000000" officeooo:rsid="004ce78a" officeooo:paragraph-rsid="004ce78a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fo:color="#000000" officeooo:rsid="004e9898" officeooo:paragraph-rsid="004e9898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fo:color="#000000" officeooo:rsid="0052b7c3" officeooo:paragraph-rsid="0052b7c3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fo:color="#000000" officeooo:rsid="005458eb" officeooo:paragraph-rsid="005458eb"/>
    </style:style>
    <style:style style:name="P35" style:family="paragraph" style:parent-style-name="Standard">
      <style:text-properties officeooo:paragraph-rsid="0044b3c0"/>
    </style:style>
    <style:style style:name="P36" style:family="paragraph" style:parent-style-name="Preformatted_20_Text">
      <style:text-properties style:font-name="Liberation Mono" fo:font-size="12pt" style:font-size-asian="12pt" style:font-size-complex="12pt"/>
    </style:style>
    <style:style style:name="P37" style:family="paragraph" style:parent-style-name="Text_20_body">
      <style:text-properties fo:font-weight="bold" officeooo:rsid="0036bcc8" officeooo:paragraph-rsid="0036bcc8" fo:background-color="#ffff00" style:font-weight-asian="bold" style:font-weight-complex="bold"/>
    </style:style>
    <style:style style:name="P38" style:family="paragraph" style:parent-style-name="Text_20_body">
      <style:text-properties fo:font-weight="normal" officeooo:rsid="0036bcc8" officeooo:paragraph-rsid="0036bcc8" fo:background-color="transparent" style:font-weight-asian="normal" style:font-weight-complex="normal"/>
    </style:style>
    <style:style style:name="P39" style:family="paragraph" style:parent-style-name="Text_20_body">
      <style:text-properties officeooo:paragraph-rsid="0036bcc8"/>
    </style:style>
    <style:style style:name="P40" style:family="paragraph" style:parent-style-name="Text_20_body">
      <style:text-properties officeooo:rsid="003e1aed" officeooo:paragraph-rsid="003e1aed"/>
    </style:style>
    <style:style style:name="P41" style:family="paragraph" style:parent-style-name="Text_20_body">
      <style:text-properties officeooo:rsid="003ea2a4" officeooo:paragraph-rsid="00401542"/>
    </style:style>
    <style:style style:name="P42" style:family="paragraph" style:parent-style-name="Text_20_body">
      <style:text-properties officeooo:rsid="0042dbca" officeooo:paragraph-rsid="0042dbca"/>
    </style:style>
    <style:style style:name="P43" style:family="paragraph" style:parent-style-name="Text_20_body">
      <style:paragraph-properties fo:text-align="start" style:justify-single-word="false">
        <style:tab-stops/>
      </style:paragraph-properties>
      <style:text-properties fo:color="#000000" officeooo:rsid="003ea2a4" officeooo:paragraph-rsid="00518746"/>
    </style:style>
    <style:style style:name="P44" style:family="paragraph" style:parent-style-name="Standard">
      <style:paragraph-properties fo:text-align="start" style:justify-single-word="false" style:writing-mode="lr-tb"/>
      <style:text-properties fo:color="#b2b2b2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44b3c0" style:font-size-asian="12pt" style:font-style-asian="normal" style:font-weight-asian="normal" style:font-size-complex="12pt" style:text-emphasize="none"/>
    </style:style>
    <style:style style:name="P46" style:family="paragraph" style:parent-style-name="Standard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44b3c0" officeooo:paragraph-rsid="0044b3c0" style:font-size-asian="12pt" style:font-style-asian="normal" style:font-weight-asian="normal" style:font-size-complex="12pt" style:text-emphasize="none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fo:color="#000000" fo:font-weight="normal" officeooo:rsid="0048e7c6" officeooo:paragraph-rsid="0048e7c6" style:font-weight-asian="normal" style:font-weight-complex="normal"/>
    </style:style>
    <style:style style:name="P48" style:family="paragraph" style:parent-style-name="Text_20_body">
      <style:paragraph-properties fo:text-align="start" style:justify-single-word="false">
        <style:tab-stops/>
      </style:paragraph-properties>
      <style:text-properties fo:color="#000000" fo:font-weight="normal" officeooo:rsid="003e1aed" officeooo:paragraph-rsid="00518746" fo:background-color="transparent" style:font-weight-asian="normal" style:font-weight-complex="normal"/>
    </style:style>
    <style:style style:name="P49" style:family="paragraph" style:parent-style-name="Text_20_body">
      <style:text-properties officeooo:paragraph-rsid="0036bcc8"/>
    </style:style>
    <style:style style:name="T1" style:family="text">
      <style:text-properties fo:color="#000000" fo:font-weight="normal" officeooo:rsid="0036bcc8" fo:background-color="transparent" loext:char-shading-value="0" style:font-weight-asian="normal" style:font-weight-complex="normal"/>
    </style:style>
    <style:style style:name="T2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3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44b3c0" style:font-size-asian="12pt" style:font-style-asian="normal" style:font-weight-asian="normal" style:font-size-complex="12pt" style:text-emphasize="none"/>
    </style:style>
    <style:style style:name="T4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4681cb" style:font-size-asian="12pt" style:font-style-asian="normal" style:font-weight-asian="normal" style:font-size-complex="12pt" style:text-emphasize="none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bold" officeooo:rsid="004ce78a" style:font-weight-asian="bold" style:font-weight-complex="bold"/>
    </style:style>
    <style:style style:name="T7" style:family="text">
      <style:text-properties fo:color="#000000" officeooo:rsid="004e9898"/>
    </style:style>
    <style:style style:name="T8" style:family="text">
      <style:text-properties fo:color="#000000" officeooo:rsid="00502c42"/>
    </style:style>
    <style:style style:name="T9" style:family="text">
      <style:text-properties officeooo:rsid="0036bcc8"/>
    </style:style>
    <style:style style:name="T10" style:family="text">
      <style:text-properties fo:font-weight="normal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36bcc8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3879e5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392ecb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3b9ad0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3e1aed" fo:background-color="transparent" loext:char-shading-value="0" style:font-weight-asian="normal" style:font-weight-complex="normal"/>
    </style:style>
    <style:style style:name="T16" style:family="text">
      <style:text-properties fo:font-weight="normal" officeooo:rsid="00401542" fo:background-color="transparent" loext:char-shading-value="0" style:font-weight-asian="normal" style:font-weight-complex="normal"/>
    </style:style>
    <style:style style:name="T17" style:family="text">
      <style:text-properties fo:font-weight="normal" officeooo:rsid="0054f9af" fo:background-color="transparent" loext:char-shading-value="0" style:font-weight-asian="normal" style:font-weight-complex="normal"/>
    </style:style>
    <style:style style:name="T18" style:family="text">
      <style:text-properties officeooo:rsid="00401542"/>
    </style:style>
    <style:style style:name="T19" style:family="text">
      <style:text-properties officeooo:rsid="004208b7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4681cb"/>
    </style:style>
    <style:style style:name="T22" style:family="text">
      <style:text-properties officeooo:rsid="0054f9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STM32F429VGT <text:s/>- 3 интерфейса SPI</text:p>
      <text:p text:style-name="P38">SPI1 – Full Duplex master <text:s text:c="2"/>- <text:s text:c="2"/>обмен с кодеком <text:s/>TLV320AIC3254</text:p>
      <text:p text:style-name="P39"><text:span text:style-name="T9">SPI2 - </text:span><text:span text:style-name="T11">Full Duplex slave <text:s/>- <text:s/>обмен с </text:span><text:span text:style-name="T1">Mega128</text:span></text:p>
      <text:p text:style-name="P39"><text:span text:style-name="T11">SPI4 – Receive only </text:span><text:span text:style-name="T17">s</text:span><text:span text:style-name="T11">lave – </text:span><text:span text:style-name="T13">тестовое </text:span><text:span text:style-name="T11">получение данных от </text:span><text:span text:style-name="T12">9092 (точки TP1 <text:s/>TP2 ) <text:s/></text:span><text:span text:style-name="T14">в основном коде не используется</text:span></text:p>
      <text:p text:style-name="P40"><text:span text:style-name="T14">P</text:span><text:span text:style-name="T10">B12 <text:s/>(SPI2_nCS_Pin) – в STM32 это вход <text:s text:c="2"/>сигнал от Mega128 <text:s/>(начало SPI ???)</text:span></text:p>
      <text:p text:style-name="P41">PB11 <text:s/><text:span text:style-name="T18">(IRQ_Pin) <text:s/></text:span>INT0 <text:s/><text:span text:style-name="T15">в STM32 это </text:span><text:span text:style-name="T16">выход, <text:s/>а</text:span><text:span text:style-name="T18">ктивный уровень 0. <text:s text:c="2"/>Имитирует сигнал прерывания от 9092 <text:s/>на M</text:span><text:span text:style-name="T19">e</text:span><text:span text:style-name="T18">ga128 </text:span></text:p>
      <text:p text:style-name="P42">Регистры 9092 имитируются в коде <text:s/><text:span text:style-name="T20">mt9092_registers.h</text:span></text:p>
      <text:p text:style-name="P45"><text:s/>Данная плата и код выполнены для замены микросхемы 9092 </text:p>
      <text:p text:style-name="P45">ISDN <text:s/>сигнал <text:s/>поступает на микросхему трансивера MT9172AP а с его выходов имеем <text:s/>F0 <text:s text:c="2"/>DSTI <text:s text:c="2"/>DSTO <text:s text:c="2"/>C4</text:p>
      <text:p text:style-name="P35"><text:span text:style-name="T4">F0 <text:s/>и <text:s/>C4 </text:span><text:span text:style-name="T2"><text:s/>(после преобразования – см схему ) <text:s/></text:span><text:span text:style-name="T3">формируют SAI1_SCK_A <text:s/>и <text:s/>SAI1_FS_A</text:span></text:p>
      <text:p text:style-name="P46"/>
      <text:p text:style-name="P17">(9172 – master <text:s/>SAI_A <text:s/>выход STM <text:s/>вход <text:s/>9172 <text:s text:c="2"/>Async slave) <text:s/></text:p>
      <text:p text:style-name="P18">(9172 – master <text:s/>SAI_B <text:s/>вход STM <text:s/>выход <text:s/>9172 <text:s text:c="2"/>Sync slave) <text:s/></text:p>
      <text:p text:style-name="P15"/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Интерфейс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22">USART1</text:p>
          </table:table-cell>
          <table:table-cell table:style-name="Table1.A1" office:value-type="string">
            <text:p text:style-name="P19">PA10 – USART1_RX</text:p>
          </table:table-cell>
          <table:table-cell table:style-name="Table1.A1" office:value-type="string">
            <text:p text:style-name="P19">диагностика</text:p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>PA9 – USART1_TX</text:p>
          </table:table-cell>
          <table:table-cell table:style-name="Table1.A1" office:value-type="string">
            <text:p text:style-name="P19">Скорость 115200</text:p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21">SPI1</text:p>
          </table:table-cell>
          <table:table-cell table:style-name="Table1.A1" office:value-type="string">
            <text:p text:style-name="P24">Full Duplex master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4">PA5 - SPI1_SCK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4">PA6 - SPI1_MISO</text:p>
          </table:table-cell>
          <table:table-cell table:style-name="Table1.A1" office:value-type="string">
            <text:p text:style-name="P24">Данные из кодека</text:p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4">PA7 - SPI1_MOSI</text:p>
          </table:table-cell>
          <table:table-cell table:style-name="Table1.A1" office:value-type="string">
            <text:p text:style-name="P24">Данные в кодек</text:p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SPI2</text:p>
          </table:table-cell>
          <table:table-cell table:style-name="Table1.A1" office:value-type="string">
            <text:p text:style-name="P25">Full duplex slave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5">PB13 - SPI2_SCK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5">PB14 - SPI2_MISO</text:p>
          </table:table-cell>
          <table:table-cell table:style-name="Table1.A1" office:value-type="string">
            <text:p text:style-name="P25">Данные в mega128</text:p>
          </table:table-cell>
          <table:table-cell table:style-name="Table1.A1" office:value-type="string">
            <text:p text:style-name="P26"/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5">PB15 - SPI2_MOSI</text:p>
          </table:table-cell>
          <table:table-cell table:style-name="Table1.A1" office:value-type="string">
            <text:p text:style-name="P25">Данные в (9092) STM32 <text:s/>от mega128</text:p>
          </table:table-cell>
          <table:table-cell table:style-name="Table1.A1" office:value-type="string">
            <text:p text:style-name="P26"/>
          </table:table-cell>
        </table:table-row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</table:table-row>
        <table:table-row table:style-name="Table1.1">
          <table:table-cell table:style-name="Table1.A1" office:value-type="string">
            <text:p text:style-name="P23">SPI4 <text:s/></text:p>
          </table:table-cell>
          <table:table-cell table:style-name="Table1.A1" office:value-type="string">
            <text:p text:style-name="P29">Receive only slave</text:p>
          </table:table-cell>
          <table:table-cell table:style-name="Table1.A1" office:value-type="string">
            <text:p text:style-name="P28">Тестовые данные от внешней 9092</text:p>
          </table:table-cell>
          <table:table-cell table:style-name="Table1.A1" office:value-type="string">
            <text:p text:style-name="P26"/>
          </table:table-cell>
        </table:table-row>
        <table:table-row table:style-name="Table1.1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30">PE2 - SPI4_SCK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30">PE14 - SPI4_NOSI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20">I2S3</text:p>
          </table:table-cell>
          <table:table-cell table:style-name="Table1.A1" office:value-type="string">
            <text:p text:style-name="P19">Full Duplex naster</text:p>
          </table:table-cell>
          <table:table-cell table:style-name="Table1.A1" office:value-type="string">
            <text:p text:style-name="P30">Обмен с кодеком</text:p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>PA<text:span text:style-name="T21">15</text:span> <text:s/>- <text:s/>I2S3_WS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>PC10 - <text:s/>I2S3_CK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>PC11 - <text:s/>I2S3_ext_SD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>P<text:span text:style-name="T21">C12</text:span> - <text:s/>I2S3_SD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9"><text:span text:style-name="T5">DMA</text:span><text:span text:style-name="T6">1 </text:span><text:span text:style-name="T5">Stream </text:span><text:span text:style-name="T6">5</text:span></text:p>
          </table:table-cell>
          <table:table-cell table:style-name="Table1.A1" office:value-type="string">
            <text:p text:style-name="P31">SPI3_TX</text:p>
          </table:table-cell>
          <table:table-cell table:style-name="Table1.A1" office:value-type="string">
            <text:p text:style-name="P19">Memory - &gt; Peripheral</text:p>
          </table:table-cell>
          <table:table-cell table:style-name="Table1.A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9"><text:span text:style-name="T5">DMA</text:span><text:span text:style-name="T6">1</text:span><text:span text:style-name="T5"> Stream </text:span><text:span text:style-name="T6">0</text:span></text:p>
          </table:table-cell>
          <table:table-cell table:style-name="Table1.A1" office:value-type="string">
            <text:p text:style-name="P31">I2S3_EXT_RX</text:p>
          </table:table-cell>
          <table:table-cell table:style-name="Table1.A1" office:value-type="string">
            <text:p text:style-name="P19">Peripheral - &gt; Memory </text:p>
          </table:table-cell>
          <table:table-cell table:style-name="Table1.A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0">SAI1</text:p>
          </table:table-cell>
          <table:table-cell table:style-name="Table1.A1" office:value-type="string">
            <text:p text:style-name="P19">PE3 – SAI1_SD_B</text:p>
          </table:table-cell>
          <table:table-cell table:style-name="Table1.A1" office:value-type="string">
            <text:p text:style-name="P19">SAI_B <text:s text:c="3"/>Sync slave <text:s text:c="2"/>receive</text:p>
          </table:table-cell>
          <table:table-cell table:style-name="Table1.A1" office:value-type="string">
            <text:p text:style-name="P19">DSTO</text:p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>PE4 – SAI1_FS_A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>PE5 – SAI1_SCK_A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>C2</text:p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>PE6 – SAI1_SD_A</text:p>
          </table:table-cell>
          <table:table-cell table:style-name="Table1.A1" office:value-type="string">
            <text:p text:style-name="P19">SAI_A <text:s text:c="3"/>Async slave <text:s/>transmit</text:p>
          </table:table-cell>
          <table:table-cell table:style-name="Table1.A1" office:value-type="string">
            <text:p text:style-name="P19">DSTI</text:p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>Protocol – Free</text:p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>Frame – 256Bit</text:p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>Slot – 16 bit</text:p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>Активны 2 слота</text:p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2">DMA2 Stream 1</text:p>
          </table:table-cell>
          <table:table-cell table:style-name="Table1.A1" office:value-type="string">
            <text:p text:style-name="P19">SAI1_A <text:s text:c="12"/>Выход </text:p>
          </table:table-cell>
          <table:table-cell table:style-name="Table1.A1" office:value-type="string">
            <text:p text:style-name="P19">Memory - &gt; Peripheral</text:p>
          </table:table-cell>
          <table:table-cell table:style-name="Table1.A1" office:value-type="string">
            <text:p text:style-name="P19">DSTI <text:s text:c="2"/>(Входит в 9172)</text:p>
          </table:table-cell>
        </table:table-row>
        <table:table-row table:style-name="Table1.1">
          <table:table-cell table:style-name="Table1.A1" office:value-type="string">
            <text:p text:style-name="P22">DMA2 Stream 4</text:p>
          </table:table-cell>
          <table:table-cell table:style-name="Table1.A1" office:value-type="string">
            <text:p text:style-name="P19">SAI1_B <text:s text:c="12"/>Вход <text:s/></text:p>
          </table:table-cell>
          <table:table-cell table:style-name="Table1.A1" office:value-type="string">
            <text:p text:style-name="P19">Peripheral - &gt; Memory </text:p>
          </table:table-cell>
          <table:table-cell table:style-name="Table1.A1" office:value-type="string">
            <text:p text:style-name="P19">DSTO <text:s text:c="2"/>(Выходит из 9172)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20">GPIO</text:p>
          </table:table-cell>
          <table:table-cell table:style-name="Table1.A1" office:value-type="string">
            <text:p text:style-name="P32">PA4</text:p>
          </table:table-cell>
          <table:table-cell table:style-name="Table1.A1" office:value-type="string">
            <text:p text:style-name="P33">SPI1_CS</text:p>
          </table:table-cell>
          <table:table-cell table:style-name="Table1.A1" office:value-type="string">
            <text:p text:style-name="P34">Выбор кодека для обмена</text:p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32">PB11</text:p>
          </table:table-cell>
          <table:table-cell table:style-name="Table1.A1" office:value-type="string">
            <text:p text:style-name="P43">PB11 <text:s/><text:span text:style-name="T18">(IRQ_Pin) <text:s/></text:span>INT0 <text:s/><text:span text:style-name="T15">в STM32 это </text:span><text:span text:style-name="T16">выход, <text:s/>а</text:span><text:span text:style-name="T18">ктивный уровень 0. <text:s text:c="2"/>Имитирует сигнал прерывания от 9092 <text:s/>на M</text:span><text:span text:style-name="T19">e</text:span><text:span text:style-name="T18">ga128 </text:span></text:p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32">PB12</text:p>
          </table:table-cell>
          <table:table-cell table:style-name="Table1.A1" office:value-type="string">
            <text:p text:style-name="P48">(SPI2_nCS_Pin) – в STM32 это вход <text:s text:c="2"/>сигнал от Mega128 <text:s/>(начало SPI ???)</text:p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32">PC1</text:p>
          </table:table-cell>
          <table:table-cell table:style-name="Table1.A1" office:value-type="string">
            <text:p text:style-name="P10"><text:span text:style-name="T7">L</text:span><text:span text:style-name="T8">ed1</text:span></text:p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32">PC2</text:p>
          </table:table-cell>
          <table:table-cell table:style-name="Table1.A1" office:value-type="string">
            <text:p text:style-name="P10"><text:span text:style-name="T7">L</text:span><text:span text:style-name="T8">ed2</text:span></text:p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32">PC3</text:p>
          </table:table-cell>
          <table:table-cell table:style-name="Table1.A1" office:value-type="string">
            <text:p text:style-name="P10"><text:span text:style-name="T7">L</text:span><text:span text:style-name="T8">ed3</text:span></text:p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</table:table>
      <text:p text:style-name="P11"/>
      <text:p text:style-name="P44"/>
      <text:p text:style-name="P12"/>
      <text:p text:style-name="P36"><text:soft-page-break/></text:p>
      <text:p text:style-name="P5"/>
      <text:p text:style-name="P3"/>
      <text:p text:style-name="P5"/>
      <text:p text:style-name="P6"/>
      <text:p text:style-name="P1"/>
      <text:p text:style-name="P8"/>
      <text:p text:style-name="P7"/>
      <text:p text:style-name="P2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5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16.5354in" style:num-format="1" style:print-orientation="portrait" fo:margin-top="0.7874in" fo:margin-bottom="0.7874in" fo:margin-left="0.7874in" fo:margin-right="0.407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3T11:04:56.025342774</meta:creation-date>
    <meta:generator>LibreOffice/6.4.7.2$Linux_X86_64 LibreOffice_project/40$Build-2</meta:generator>
    <dc:date>2024-04-15T12:40:48.778505323</dc:date>
    <meta:editing-duration>PT22H19M25S</meta:editing-duration>
    <meta:editing-cycles>47</meta:editing-cycles>
    <meta:document-statistic meta:table-count="1" meta:image-count="0" meta:object-count="0" meta:page-count="2" meta:paragraph-count="86" meta:word-count="330" meta:character-count="2018" meta:non-whitespace-character-count="1640"/>
  </office:meta>
</office:document-meta>
</file>